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9d89" officeooo:paragraph-rsid="00039d89"/>
    </style:style>
    <style:style style:name="P2" style:family="paragraph" style:parent-style-name="Standard">
      <style:paragraph-properties fo:text-align="start" style:justify-single-word="false"/>
      <style:text-properties officeooo:rsid="00039d89" officeooo:paragraph-rsid="00039d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Continue</text:p>
      <text:p text:style-name="P1">CS4320</text:p>
      <text:p text:style-name="P1">Brevin Kunde</text:p>
      <text:p text:style-name="P2"/>
      <text:p text:style-name="P2">The march madness bracket predictor is going. I have a decision tree working on the dataset, and I am working out some of the bugs and trying to find the best hyper parameters for the data set. No results have been obtained ye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0:03:59.335772579</meta:creation-date>
    <dc:date>2024-04-16T10:06:26.461950833</dc:date>
    <meta:editing-duration>PT2M27S</meta:editing-duration>
    <meta:editing-cycles>1</meta:editing-cycles>
    <meta:document-statistic meta:table-count="0" meta:image-count="0" meta:object-count="0" meta:page-count="1" meta:paragraph-count="4" meta:word-count="49" meta:character-count="268" meta:non-whitespace-character-count="223"/>
    <meta:generator>LibreOffice/7.3.7.2$Linux_X86_64 LibreOffice_project/30$Build-2</meta:generator>
  </office:meta>
</office:document-meta>
</file>